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List_20_Paragraph" style:list-style-name="WWNum1"/>
    <style:style style:name="P2" style:family="paragraph" style:parent-style-name="List_20_Paragraph" style:list-style-name="WWNum1">
      <style:text-properties fo:font-weight="bold" style:font-weight-asian="bold" style:font-weight-complex="bold"/>
    </style:style>
    <style:style style:name="P3" style:family="paragraph" style:parent-style-name="List_20_Paragraph" style:list-style-name="WWNum1">
      <style:text-properties fo:font-weight="normal" style:font-weight-asian="normal" style:font-weight-complex="normal"/>
    </style:style>
    <style:style style:name="P4" style:family="paragraph" style:parent-style-name="List_20_Paragraph" style:list-style-name="WWNum1" style:master-page-name="Standard">
      <style:paragraph-properties style:page-number="auto"/>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052869805108796944" text:style-name="WWNum1">
        <text:list-item>
          <text:p text:style-name="P4">Locations</text:p>
          <text:list>
            <text:list-item>
              <text:p text:style-name="P1">Luneda</text:p>
              <text:list>
                <text:list-item>
                  <text:p text:style-name="P1">Dance Hall</text:p>
                </text:list-item>
                <text:list-item>
                  <text:p text:style-name="P1">Weather Bureau</text:p>
                </text:list-item>
                <text:list-item>
                  <text:p text:style-name="P1">Markets</text:p>
                  <text:list>
                    <text:list-item>
                      <text:p text:style-name="P1">Fruit Stand</text:p>
                    </text:list-item>
                    <text:list-item>
                      <text:p text:style-name="P1">Clothes Stand</text:p>
                    </text:list-item>
                    <text:list-item>
                      <text:p text:style-name="P1">Souvenir Stand</text:p>
                    </text:list-item>
                  </text:list>
                </text:list-item>
                <text:list-item>
                  <text:p text:style-name="P1">Mechanic</text:p>
                </text:list-item>
                <text:list-item>
                  <text:p text:style-name="P1">Beach</text:p>
                  <text:list>
                    <text:list-item>
                      <text:p text:style-name="P1">Drinks</text:p>
                    </text:list-item>
                    <text:list-item>
                      <text:p text:style-name="P1">Ocean</text:p>
                    </text:list-item>
                    <text:list-item>
                      <text:p text:style-name="P1">Rental</text:p>
                    </text:list-item>
                  </text:list>
                </text:list-item>
              </text:list>
            </text:list-item>
            <text:list-item>
              <text:p text:style-name="P1">Kanedos</text:p>
              <text:list>
                <text:list-item>
                  <text:p text:style-name="P1">Kanedome</text:p>
                </text:list-item>
                <text:list-item>
                  <text:p text:style-name="P1">The Bitch Slap</text:p>
                  <text:list>
                    <text:list-item>
                      <text:p text:style-name="P1">The brawler</text:p>
                    </text:list-item>
                    <text:list-item>
                      <text:p text:style-name="P1">The apprentice</text:p>
                    </text:list-item>
                    <text:list-item>
                      <text:p text:style-name="P1"/>
                    </text:list-item>
                  </text:list>
                </text:list-item>
                <text:list-item>
                  <text:p text:style-name="P1">Camel Rental</text:p>
                </text:list-item>
                <text:list-item>
                  <text:p text:style-name="P1">Jewelry</text:p>
                </text:list-item>
                <text:list-item>
                  <text:p text:style-name="P1">Gas</text:p>
                </text:list-item>
              </text:list>
            </text:list-item>
            <text:list-item>
              <text:p text:style-name="P1">Tyrianne</text:p>
              <text:list>
                <text:list-item>
                  <text:p text:style-name="P1">Intergalactic Library</text:p>
                </text:list-item>
                <text:list-item>
                  <text:p text:style-name="P1">Fuzzbutt Factory (Black Market)</text:p>
                </text:list-item>
                <text:list-item>
                  <text:p text:style-name="P1"><text:soft-page-break/>Mechanic</text:p>
                </text:list-item>
                <text:list-item>
                  <text:p text:style-name="P1">Poor Man</text:p>
                </text:list-item>
                <text:list-item>
                  <text:p text:style-name="P1">Jewelry Shop</text:p>
                </text:list-item>
              </text:list>
            </text:list-item>
            <text:list-item>
              <text:p text:style-name="P1">Kaprika</text:p>
              <text:list>
                <text:list-item>
                  <text:p text:style-name="P1">Quiet Grove</text:p>
                </text:list-item>
                <text:list-item>
                  <text:p text:style-name="P1">The Tree</text:p>
                </text:list-item>
                <text:list-item>
                  <text:p text:style-name="P1">Mysterious Shop</text:p>
                </text:list-item>
              </text:list>
            </text:list-item>
            <text:list-item>
              <text:p text:style-name="P1">AliNada</text:p>
              <text:list>
                <text:list-item>
                  <text:p text:style-name="P1">The Capitol</text:p>
                </text:list-item>
                <text:list-item>
                  <text:p text:style-name="P1">Heroes Cemetery</text:p>
                </text:list-item>
                <text:list-item>
                  <text:p text:style-name="P1">Mechanic</text:p>
                </text:list-item>
                <text:list-item>
                  <text:p text:style-name="P1">Gas</text:p>
                </text:list-item>
              </text:list>
            </text:list-item>
          </text:list>
        </text:list-item>
        <text:list-item>
          <text:p text:style-name="P2">Quests</text:p>
          <text:list>
            <text:list-item>
              <text:p text:style-name="P1">Luneda</text:p>
              <text:list>
                <text:list-item>
                  <text:p text:style-name="P1">Swim the electric seas of Luneda</text:p>
                  <text:list>
                    <text:list-item>
                      <text:p text:style-name="P1">Rent a suit at the beach. Easy quest.</text:p>
                    </text:list-item>
                  </text:list>
                </text:list-item>
                <text:list-item>
                  <text:p text:style-name="P1">See the electric storms of Luneda</text:p>
                  <text:list>
                    <text:list-item>
                      <text:p text:style-name="P1">Either pay 10,000$ or deliver some samples to AliNada. If you deliver the samples, you will also receive 500$.</text:p>
                    </text:list-item>
                  </text:list>
                </text:list-item>
                <text:list-item>
                  <text:p text:style-name="P1">Taste the electric fruit of Luneda</text:p>
                  <text:list>
                    <text:list-item>
                      <text:p text:style-name="P1">Buy some fruit from the market. Easy quest.</text:p>
                    </text:list-item>
                  </text:list>
                </text:list-item>
              </text:list>
            </text:list-item>
            <text:list-item>
              <text:p text:style-name="P1">Kanedos</text:p>
              <text:list>
                <text:list-item>
                  <text:p text:style-name="P1">See the Mercury Fighting Pits</text:p>
                  <text:list>
                    <text:list-item>
                      <text:p text:style-name="P1">Tickets are $100, or you can convince the guy at Bitch Slap to let you in for free. You only get one chance, though.</text:p>
                    </text:list-item>
                  </text:list>
                </text:list-item>
                <text:list-item>
                  <text:p text:style-name="P1">Take a Kanedos style martial arts class</text:p>
                  <text:list>
                    <text:list-item>
                      <text:p text:style-name="P1"><text:soft-page-break/></text:p>
                    </text:list-item>
                  </text:list>
                </text:list-item>
                <text:list-item>
                  <text:p text:style-name="P1">Visit the Crater Valley on Kanedos</text:p>
                  <text:list>
                    <text:list-item>
                      <text:p text:style-name="P1">Rent a camel. Easy quest.</text:p>
                    </text:list-item>
                  </text:list>
                </text:list-item>
              </text:list>
            </text:list-item>
            <text:list-item>
              <text:p text:style-name="P1">Tyrianne</text:p>
              <text:list>
                <text:list-item>
                  <text:p text:style-name="P1">Visit the galaxy’s largest library on Tyrianne</text:p>
                  <text:list>
                    <text:list-item>
                      <text:p text:style-name="P1">Go to the library?</text:p>
                    </text:list-item>
                  </text:list>
                </text:list-item>
                <text:list-item>
                  <text:p text:style-name="P1">Buy a sunstone from Tyrianne</text:p>
                  <text:list>
                    <text:list-item>
                      <text:p text:style-name="P1">Convince the goons at the entrance of the black market to let you in or bring them a fairy from Kaprika. You receive an empty jar if you agree. </text:p>
                    </text:list-item>
                  </text:list>
                </text:list-item>
                <text:list-item>
                  <text:p text:style-name="P1">See the alien philosophers of Tyrianne</text:p>
                  <text:list>
                    <text:list-item>
                      <text:p text:style-name="P1">Talk to the young philosopher (poor man). Leave flowers for him at his father's grave on AliNada, and he will let you in.</text:p>
                    </text:list-item>
                  </text:list>
                </text:list-item>
              </text:list>
            </text:list-item>
            <text:list-item>
              <text:p text:style-name="P1">Kaprika</text:p>
              <text:list>
                <text:list-item>
                  <text:p text:style-name="P1">Find a fairy on Kaprika</text:p>
                  <text:list>
                    <text:list-item>
                      <text:p text:style-name="P1">Use the jewelry in the Quiet Grove. If you ask people how to find fairies, they suggest shiny things.</text:p>
                    </text:list-item>
                  </text:list>
                </text:list-item>
                <text:list-item>
                  <text:p text:style-name="P1">Sleep in the life pools of Kaprika</text:p>
                  <text:list>
                    <text:list-item>
                      <text:p text:style-name="P1">Talk to the mysterious stranger in Luneda. He’s 500 years old. If you repair his broken robot,<text:bookmark text:name="_GoBack"/> he’ll give you a ticket</text:p>
                    </text:list-item>
                  </text:list>
                </text:list-item>
                <text:list-item>
                  <text:p text:style-name="P1">Climb the highest tree in Kaprika</text:p>
                  <text:list>
                    <text:list-item>
                      <text:p text:style-name="P1">Use your charm against the gang at the foot of the tree to let you in, or pay them $1000, or give them a souvenir from Luneda</text:p>
                    </text:list-item>
                  </text:list>
                </text:list-item>
              </text:list>
            </text:list-item>
            <text:list-item>
              <text:p text:style-name="P1">AliNada</text:p>
              <text:list>
                <text:list-item>
                  <text:p text:style-name="P1">Visit brother’s grave on AliNada</text:p>
                  <text:list>
                    <text:list-item>
                      <text:p text:style-name="P1">Visit the grave. Easy quest. Other quests are completed using places on AliNada</text:p>
                    </text:list-item>
                  </text:list>
                </text:list-item>
              </text:list>
            </text:list-item>
          </text:list>
        </text:list-item>
        <text:list-item>
          <text:p text:style-name="P2">Family members, friends, and important people</text:p>
          <text:list>
            <text:list-item>
              <text:p text:style-name="P3"><text:soft-page-break/>Mother: Elina Marco</text:p>
              <text:list>
                <text:list-item>
                  <text:p text:style-name="P3">An adventurous spirit, Elina met Patrick while traveling the galaxy. They were inseperable almost immediately, but only had one child, andrewander. To compensate for the fact that they were too old to feel comfortable having more children, they invested in an android, so that they might be able to give andrew the sibling he wanted, without the pains of an old childbirth. She had andrew when she was 38, and bought Oshu at the age of 45. She considered Oshu a part of the family, and treated her as such. Elina was a bit of a distant parent, but always told Oshu about all her adventures around the world. She died at the age of 97.</text:p>
                </text:list-item>
              </text:list>
            </text:list-item>
            <text:list-item>
              <text:p text:style-name="P3">Father: Patrick Marco</text:p>
              <text:list>
                <text:list-item>
                  <text:p text:style-name="P3">More romantic than his wife, Patrick married her at the age of 30, when she was 35. They had Andrew at 38. Patrick wanted more children, but knew that the risks were too great. Obsessed with fatherhood, he convinced Elina that an android would be a suitable substitute, and loved Oshu like a daughter. There were even times when andrew wondered if Oshu was his father's favorite, but nothing could compare to his actual flesh and blood. Patrick was obsessed with andrew, and grieved heavily when andrew died. Patrick took great joy in being a father, and was there for Oshu till the end. He died at the age of 82. </text:p>
                </text:list-item>
              </text:list>
            </text:list-item>
            <text:list-item>
              <text:p text:style-name="P3">Brother: andrewander Marco</text:p>
              <text:list>
                <text:list-item>
                  <text:p text:style-name="P3">andrew was everything Oshu could've wanted in a brother. He was fun and free-spirited, he was energetic, and he was always up for more. Altghough they had their fights every now and then, they were inseperable. Oshu met andrew at the age of 7. From that day on,t hey were best of friends. Oshu was always there for him and vise versa. Although she didn't go to school with him, she would always pick him up from school. </text:p>
                </text:list-item>
              </text:list>
            </text:list-item>
            <text:list-item>
              <text:p text:style-name="P3">Sister-in-law: Katherine Marco</text:p>
            </text:list-item>
            <text:list-item>
              <text:p text:style-name="P3">Niece: Eliza Marco</text:p>
            </text:list-item>
            <text:list-item>
              <text:p text:style-name="P3">Nephew: Jacob Marco</text:p>
            </text:list-item>
            <text:list-item>
              <text:p text:style-name="P3">Niece: Callisandra Marco</text:p>
            </text:list-item>
          </text:list>
        </text:list-item>
        <text:list-item>
          <text:p text:style-name="P2">Stories</text:p>
          <text:list>
            <text:list-item>
              <text:p text:style-name="P1">Swim the electric seas of Luneda</text:p>
              <text:list>
                <text:list-item>
                  <text:p text:style-name="P1">We always went to the beach as a family. There was a particular beach on Capricorn, where we lived, that we frequented. I remember sitting in the sand <text:soft-page-break/>and watching my brother and his children play in the waves. I didn't particularly care for the water itself, but I always loved the atmosphere of the ocean. I loved its vastness and its mystery. I loved every shell and grain of sand, and the occasional animal we'd see. I loved it so much. Naturally, spending all this time at the beach made me wish to go to the most intriguing of seas in our galaxy, the Perendi Sea, otherwise known as the Electric Sea. I submerged myself in the waters, and heard the faint buzzing of the ocean all around me. Although I couldn't feel the water due to the suit, my body felt as though I could light up. It was exciting! There was also something to be said about the risk of the sea. Knowing that the suit was the only thing keeping me from death was humbling. </text:p>
                </text:list-item>
              </text:list>
            </text:list-item>
            <text:list-item>
              <text:p text:style-name="P1">taste the electric fruit of Luneda</text:p>
              <text:list>
                <text:list-item>
                  <text:p text:style-name="P1">When I was still a young android, and had just been adopted by my family, I grew an andolin tree in the backyard. My mother didn't find out about it until it was a sapling. I remember the way she called my brother and I outside when she discovered there was a small tree in her yard. She wasn't angry, only surprised. When it fully grew, the fruit it bore was remarkable. Every summer, I would harvest the fruit and share it. It was something I always looked forward to. I grew a couple other fruit trees, but I will never forget my andolin. </text:p>
                </text:list-item>
              </text:list>
            </text:list-item>
            <text:list-item>
              <text:p text:style-name="P1">see the electric storms of luneda</text:p>
              <text:list>
                <text:list-item>
                  <text:p text:style-name="P1">Storms have always fascinated me. I love how raw and powerful they are, and I thrive off the humbling experience of knowing just how out of your hands it is. Not only that, but I find lightning beautiful. Luneda is a planet known galaxy-wide for its storms. I used to browse through hundreds of pictures people had taken on the planet. I promised myself that I would take one of those pictures myself someday. Nothing could've prepared me for this. The storm was so much more powerful than I could've ever imagined. The lightning was so constant that the air around me was still bright, despite the fact that it was late at night. I felt tiny and insignificant as I watched. Hours passed, and the storm chasers were ready to head home. I activated the camera feature on my optical lens, and joined them. </text:p>
                </text:list-item>
              </text:list>
            </text:list-item>
            <text:list-item>
              <text:p text:style-name="P1">see the mercury fighting pits</text:p>
              <text:list>
                <text:list-item>
                  <text:p text:style-name="P1">When Andy went off to college, I went into a bit of a fighting television kick. I watched a lot of martial arts movies, and every Friday night, I'd tune into the Mercury Fighting Pits. They'd broadcast the fights live, and I always loved it. I knew it was fake, and I knew that it was a silly thing to watch, but I enjoyed it anyway. I loved the drama involved, but I especially loved watching the crowd. The crowds were always so enthusiastic, and fully invested in the moment. It was just the same live as it had been on the television. People walked around <text:soft-page-break/>the Kanedome in full paint, sporting the warrior of their choice. The fights I saw that day were good, but the audience made the experience even better. It took an hour or so, but after that, I let loose and joined them. I screamed for my favorite warrior, the Face Masher. I wish I had gotten over my pride and indulged in this guilty pleasure much earlier. It was one of the most enjoyable nights of my life. </text:p>
                </text:list-item>
              </text:list>
            </text:list-item>
            <text:list-item>
              <text:p text:style-name="P1">take a kanedos martial arts class</text:p>
              <text:list>
                <text:list-item>
                  <text:p text:style-name="P1">When Andy went off to college and I had full days where I was alone in the house, I discovered a hobby I never expected to enjoy so much. Every day, I watched a new martial arts movies. I loved goofy ones, I loved serious ones, I loved everything about martial arts movies. All androids have some form of a self-defense program installed, but I wanted to formally learn a martial art, just like the movies. I wanted to walk inside a dojo, and I wanted the authentic experience. Most of the movies took place on Kanedos, so naturally I desired to learn there. Today, I finally completed that mission. The lesson was quite a bit harder than I was expecting, and I learned to move my body in ways that it had never moved before. Although I didn't have the time to learn the art completely, this one class was enough to make me feel as though I could die happily. I thanked everyone at the dojo, and went on my way.</text:p>
                </text:list-item>
              </text:list>
            </text:list-item>
            <text:list-item>
              <text:p text:style-name="P1">visit the crater valley on kanedos</text:p>
            </text:list-item>
            <text:list-item>
              <text:p text:style-name="P1">visit the galaxy's largest library on tyrianne</text:p>
            </text:list-item>
            <text:list-item>
              <text:p text:style-name="P1">buy a sunstone</text:p>
              <text:list>
                <text:list-item>
                  <text:p text:style-name="P1">Sunstones are said to bring a happy life, but that's what I've been living for 80 years. As with everyone, I have had my bad days alongside the good, but the people in my life have made it really something to behold. I've had such incredible opportunities, and each year is an adventure in itself. In honor of the happiness that has been given to me since the day I was first turned on, I wanted to buy a sunstone. I've already requested in my will that the sunstone be returned to my family after my death, as a token of our time together. Androids typically don't get the tombstones that living beings get, so I wanted to return something to them that would keep my memory alive. </text:p>
                </text:list-item>
              </text:list>
            </text:list-item>
            <text:list-item>
              <text:p text:style-name="P1">see the alien philosophers of tyrianne</text:p>
            </text:list-item>
            <text:list-item>
              <text:p text:style-name="P1">find a fairy on kaprika</text:p>
              <text:list>
                <text:list-item>
                  <text:p text:style-name="P1">When my brother Andrew was still in grade school, I went to pick him up as I always did. He got out of school, and ran up to me, more excited than he had been in a long time. He told me about how they learned about the nearby <text:soft-page-break/>planet Kaprika that day, and how the planet was home to a fairy-like creature. He told me they looked just like the stories, and the excitement buzzed in his eyes. <text:s/>Pulling out his science book, he showed me pictures of the strange and unusual beings, and I knew I had to see them for myself. That day, we promised we'd see them together, but obviously everything had not quite gone as planned. Seeing the fairy in front of me, though... It gave me fulfillment. I closed my eyes and imagined by brother at my side. Opening them again, I saw the fairies float around my head in delight. <text:s/></text:p>
                </text:list-item>
              </text:list>
            </text:list-item>
            <text:list-item>
              <text:p text:style-name="P1">sleep in the life pools of kaprika</text:p>
              <text:list>
                <text:list-item>
                  <text:p text:style-name="P1">I remember when my father died. I remember saying goodbye to him in the hospital, and I remember watching the life drain from his eyes. During the days before his departure, I kept reading about ways to extend life. Every article pertaining to that subject consistently mentioned the Life Pools on Kaprika. I had heard of these pools, and the way that they unusually extended life. Nobody ever fully understood it (Then again, how much of Kaprika can be explained by science?), but many swore by it. It's never been proven whether or not the Pools actually work, but I'd like to think they do. As I lay in the warm water, I closed my eyes and thought about my father, and how much I missed him. I missed all my family members that had passed. I fell asleep in the soothing pool, and didn't wake up until the next morning. As I slept, I dreamt about my life, and all the people that had passed before me. I woke up a little nervous about how soon it was to my time. </text:p>
                </text:list-item>
              </text:list>
            </text:list-item>
            <text:list-item>
              <text:p text:style-name="P1">climb the highest tree in kaprika </text:p>
              <text:list>
                <text:list-item>
                  <text:p text:style-name="P1">When Andy and I were young, we used to race each other to the tallest point on the tree. I would always win, but he it never stopped him. He was always so competetive, and so ready for competition that no matter the odds against him, he would fight. He would've made a great polititian if he had wanted to. I urged him a few times to consider it, but he always laughed and said he was too honest for the job. When he died, I decided I wanted to climb the highest tree in the solar system, just for him. As I looked over Kaprika, I felt proud. I knew Andy would've been too. </text:p>
                </text:list-item>
              </text:list>
            </text:list-item>
            <text:list-item>
              <text:p text:style-name="P1">visit brother's grave on alinada</text:p>
              <text:list>
                <text:list-item>
                  <text:p text:style-name="P1">I walked up to the grave of my brother. The marble slab bore his name and dates, and was accompanied by a skilled etching of him. They had chosen the best possible reference picture, too. His smiling eyes looked up at me as he grinned. It so perfectly captured who he was. I felt heavy as I thought of him, of every fond memory, and </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qq</meta:initial-creator>
    <meta:editing-cycles>19</meta:editing-cycles>
    <meta:creation-date>2015-08-11T14:17:00</meta:creation-date>
    <dc:date>2015-08-26T13:48:51.07</dc:date>
    <meta:editing-duration>P5DT9H9M32S</meta:editing-duration>
    <meta:generator>OpenOffice/4.1.1$Win32 OpenOffice.org_project/411m6$Build-9775</meta:generator>
    <meta:document-statistic meta:table-count="0" meta:image-count="0" meta:object-count="0" meta:page-count="7" meta:paragraph-count="102" meta:word-count="2282" meta:character-count="1214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